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Articles">
        <table:table-row>
          <table:table-cell>
            <text:p>Titre</text:p>
          </table:table-cell>
          <table:table-cell>
            <text:p>Prix</text:p>
          </table:table-cell>
          <table:table-cell>
            <text:p>Socle carré</text:p>
          </table:table-cell>
          <table:table-cell>
            <text:p>Socle rond</text:p>
          </table:table-cell>
          <table:table-cell>
            <text:p>Photo 1</text:p>
          </table:table-cell>
          <table:table-cell>
            <text:p>Photo 2</text:p>
          </table:table-cell>
          <table:table-cell>
            <text:p>Photo 3</text:p>
          </table:table-cell>
          <table:table-cell>
            <text:p>Photo 4</text:p>
          </table:table-cell>
          <table:table-cell>
            <text:p>Photo 5</text:p>
          </table:table-cell>
          <table:table-cell>
            <text:p>Photo 6</text:p>
          </table:table-cell>
        </table:table-row>
        <table:table-row>
          <table:table-cell>
            <text:p>Airkopters</text:p>
          </table:table-cell>
          <table:table-cell>
            <text:p>45 €</text:p>
          </table:table-cell>
          <table:table-cell>
            <text:p>40x40 mm</text:p>
          </table:table-cell>
          <table:table-cell>
            <text:p/>
          </table:table-cell>
          <table:table-cell>
            <text:p>Airkopters 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Airship</text:p>
          </table:table-cell>
          <table:table-cell>
            <text:p>200 €</text:p>
          </table:table-cell>
          <table:table-cell>
            <text:p>150x100 mm</text:p>
          </table:table-cell>
          <table:table-cell>
            <text:p/>
          </table:table-cell>
          <table:table-cell>
            <text:p>Airship 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Armbrost Guard Etat-Major</text:p>
          </table:table-cell>
          <table:table-cell>
            <text:p>6 €</text:p>
          </table:table-cell>
          <table:table-cell>
            <text:p>20x20 mm</text:p>
          </table:table-cell>
          <table:table-cell>
            <text:p/>
          </table:table-cell>
          <table:table-cell>
            <text:p>Armbrost Guard Etat-Major 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Armbrost Guard x10</text:p>
          </table:table-cell>
          <table:table-cell>
            <text:p>14 €</text:p>
          </table:table-cell>
          <table:table-cell>
            <text:p>20x20 mm</text:p>
          </table:table-cell>
          <table:table-cell>
            <text:p/>
          </table:table-cell>
          <table:table-cell>
            <text:p>Armbrost Guard x10 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Bjorn Knights x3</text:p>
          </table:table-cell>
          <table:table-cell>
            <text:p>50 €</text:p>
          </table:table-cell>
          <table:table-cell>
            <text:p>40x60 mm</text:p>
          </table:table-cell>
          <table:table-cell>
            <text:p/>
          </table:table-cell>
          <table:table-cell>
            <text:p>Bjorn Knights x3 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Bofarr, Bjorn Commander</text:p>
          </table:table-cell>
          <table:table-cell>
            <text:p>45 €</text:p>
          </table:table-cell>
          <table:table-cell>
            <text:p>40x60 mm</text:p>
          </table:table-cell>
          <table:table-cell>
            <text:p/>
          </table:table-cell>
          <table:table-cell>
            <text:p>Bofarr, Bjorn Commander 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Flame Thrower Engine</text:p>
          </table:table-cell>
          <table:table-cell>
            <text:p>20 €</text:p>
          </table:table-cell>
          <table:table-cell>
            <text:p/>
          </table:table-cell>
          <table:table-cell>
            <text:p>60 mm</text:p>
          </table:table-cell>
          <table:table-cell>
            <text:p>Flame Thrower Engine 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Harald, Armbrost Hero</text:p>
          </table:table-cell>
          <table:table-cell>
            <text:p>3 €</text:p>
          </table:table-cell>
          <table:table-cell>
            <text:p>20x20 mm</text:p>
          </table:table-cell>
          <table:table-cell>
            <text:p/>
          </table:table-cell>
          <table:table-cell>
            <text:p>Harald, Armbrost Hero 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Heiorun Etat-Major</text:p>
          </table:table-cell>
          <table:table-cell>
            <text:p>28 €</text:p>
          </table:table-cell>
          <table:table-cell>
            <text:p>25x50 mm</text:p>
          </table:table-cell>
          <table:table-cell>
            <text:p/>
          </table:table-cell>
          <table:table-cell>
            <text:p>Heiorun Etat-Major 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Heiorun x5</text:p>
          </table:table-cell>
          <table:table-cell>
            <text:p>42 €</text:p>
          </table:table-cell>
          <table:table-cell>
            <text:p>25x50 mm</text:p>
          </table:table-cell>
          <table:table-cell>
            <text:p/>
          </table:table-cell>
          <table:table-cell>
            <text:p>Heiorun x5 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Inga, Engineer Captain</text:p>
          </table:table-cell>
          <table:table-cell>
            <text:p>3 €</text:p>
          </table:table-cell>
          <table:table-cell>
            <text:p>20x20 mm</text:p>
          </table:table-cell>
          <table:table-cell>
            <text:p/>
          </table:table-cell>
          <table:table-cell>
            <text:p>Inga, Engineer Captain 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Magyabor Guard Etat-Major</text:p>
          </table:table-cell>
          <table:table-cell>
            <text:p>8 €</text:p>
          </table:table-cell>
          <table:table-cell>
            <text:p>20x20 mm</text:p>
          </table:table-cell>
          <table:table-cell>
            <text:p/>
          </table:table-cell>
          <table:table-cell>
            <text:p>Magyabor Guard Etat-Major 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Magyabor Guard x10</text:p>
          </table:table-cell>
          <table:table-cell>
            <text:p>15 €</text:p>
          </table:table-cell>
          <table:table-cell>
            <text:p>20x20 mm</text:p>
          </table:table-cell>
          <table:table-cell>
            <text:p/>
          </table:table-cell>
          <table:table-cell>
            <text:p>Magyabor Guard x10 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Nanna, The Runnemaster</text:p>
          </table:table-cell>
          <table:table-cell>
            <text:p>3 €</text:p>
          </table:table-cell>
          <table:table-cell>
            <text:p>20x20 mm</text:p>
          </table:table-cell>
          <table:table-cell>
            <text:p/>
          </table:table-cell>
          <table:table-cell>
            <text:p>Nanna, The Runnemaster 1</text:p>
          </table:table-cell>
          <table:table-cell>
            <text:p>Nanna, The Runnemaster 2</text:p>
          </table:table-cell>
          <table:table-cell>
            <text:p>Nanna, The Runnemaster 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Orgel Cannon</text:p>
          </table:table-cell>
          <table:table-cell>
            <text:p>18 €</text:p>
          </table:table-cell>
          <table:table-cell>
            <text:p/>
          </table:table-cell>
          <table:table-cell>
            <text:p>60 mm</text:p>
          </table:table-cell>
          <table:table-cell>
            <text:p>Orgel Cannon 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Tanngnjostr Chariots</text:p>
          </table:table-cell>
          <table:table-cell>
            <text:p>25 €</text:p>
          </table:table-cell>
          <table:table-cell>
            <text:p>50x100 mm</text:p>
          </table:table-cell>
          <table:table-cell>
            <text:p/>
          </table:table-cell>
          <table:table-cell>
            <text:p>Tanngnjostr Chariots 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Tanngnjostr Wagon</text:p>
          </table:table-cell>
          <table:table-cell>
            <text:p>50 €</text:p>
          </table:table-cell>
          <table:table-cell>
            <text:p/>
          </table:table-cell>
          <table:table-cell>
            <text:p/>
          </table:table-cell>
          <table:table-cell>
            <text:p>Tanngnjostr Wagon 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Thordin, One Eye</text:p>
          </table:table-cell>
          <table:table-cell>
            <text:p>3 €</text:p>
          </table:table-cell>
          <table:table-cell>
            <text:p>20x20 mm</text:p>
          </table:table-cell>
          <table:table-cell>
            <text:p/>
          </table:table-cell>
          <table:table-cell>
            <text:p>Thordin, One Eye 1</text:p>
          </table:table-cell>
          <table:table-cell>
            <text:p>Thordin, One Eye 2</text:p>
          </table:table-cell>
          <table:table-cell>
            <text:p>Thordin, One Eye 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Thorin, the Thunder on Cernunnos</text:p>
          </table:table-cell>
          <table:table-cell>
            <text:p>11 €</text:p>
          </table:table-cell>
          <table:table-cell>
            <text:p>25x50 mm</text:p>
          </table:table-cell>
          <table:table-cell>
            <text:p/>
          </table:table-cell>
          <table:table-cell>
            <text:p>Thorin, the Thunder on Cernunnos 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